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/>
    <style:style style:name="ce6" style:family="table-cell" style:parent-style-name="Default" style:data-style-name="N3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j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id_caja</text:p>
          </table:table-cell>
          <table:table-cell office:value-type="string" table:style-name="ce4">
            <text:p>creacion</text:p>
          </table:table-cell>
          <table:table-cell office:value-type="string" table:style-name="ce3">
            <text:p>dinero_base</text:p>
          </table:table-cell>
          <table:table-cell office:value-type="string" table:style-name="ce3">
            <text:p>total_dia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date" office:date-value="2019-03-16T12:20:00" table:style-name="ce6">
            <text:p>2019/03/16 12:20</text:p>
          </table:table-cell>
          <table:table-cell office:value-type="currency" office:value="100000" table:style-name="ce5">
            <text:p>$ 100.000</text:p>
          </table:table-cell>
          <table:table-cell office:value-type="currency" office:value="220000" table:style-name="ce5">
            <text:p>$ 220.000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date" office:date-value="2019-04-20T13:25:00" table:style-name="ce6">
            <text:p>2019/04/20 13:25</text:p>
          </table:table-cell>
          <table:table-cell office:value-type="currency" office:value="100000" table:style-name="ce5">
            <text:p>$ 100.000</text:p>
          </table:table-cell>
          <table:table-cell office:value-type="currency" office:value="105000" table:style-name="ce5">
            <text:p>$ 105.000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date" office:date-value="2019-03-10T15:30:00" table:style-name="ce6">
            <text:p>2019/03/10 15:30</text:p>
          </table:table-cell>
          <table:table-cell office:value-type="currency" office:value="100000" table:style-name="ce5">
            <text:p>$ 100.000</text:p>
          </table:table-cell>
          <table:table-cell office:value-type="currency" office:value="170000" table:style-name="ce5">
            <text:p>$ 170.0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currency-style style:name="N37" number:language="es" number:country="CO">
      <number:currency-symbol number:language="es" number:country="CO">$</number:currency-symbol>
      <number:text> </number:text>
      <number:number number:decimal-places="0" number:min-integer-digits="1" number:grouping="true"/>
    </number:currency-style>
    <number:date-style style:name="N3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1-06-13T01:47:15Z</meta:creation-date>
    <dc:date>2021-06-13T19:13:14Z</dc:date>
  </office:meta>
</office:document-meta>
</file>